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/*Name: SANAA AMRELIWALA</text:span></text:p>
      <text:p text:style-name="P1"><text:span text:style-name="T1">Roll no: B4204</text:span></text:p>
      <text:p text:style-name="P1"><text:span text:style-name="T1">Class: B.E Comp (B) </text:span></text:p>
      <text:p text:style-name="P1"><text:span text:style-name="T1">*/ </text:span></text:p>
      <text:p text:style-name="P1"><text:span text:style-name="T2"/></text:p>
      <text:p text:style-name="P1"><text:span text:style-name="T3">/*Problem Statement: </text:span></text:p>
      <text:p text:style-name="P1"><text:span text:style-name="T3"><text:tab/><text:tab/><text:tab/>Write a program to count number of lines, characters, words and vowels </text:span></text:p>
      <text:p text:style-name="P1"><text:span text:style-name="T3"><text:tab/><text:tab/><text:tab/>from given input. </text:span></text:p>
      <text:p text:style-name="P1"><text:span text:style-name="T3">*/ </text:span></text:p>
      <text:p text:style-name="P1"><text:span text:style-name="T4"/></text:p>
      <text:p text:style-name="P1"><text:span text:style-name="T4"/></text:p>
      <text:p text:style-name="P1"><text:span text:style-name="T5">%{ </text:span></text:p>
      <text:p text:style-name="P1"><text:span text:style-name="T5">#include&lt;stdio.h&gt; </text:span></text:p>
      <text:p text:style-name="P1"><text:span text:style-name="T5">int l=0,s=0; </text:span></text:p>
      <text:p text:style-name="P1"><text:span text:style-name="T5">%} </text:span></text:p>
      <text:p text:style-name="P1"><text:span text:style-name="T5">%% </text:span></text:p>
      <text:p text:style-name="P1"><text:span text:style-name="T5">[\n]+ l++; </text:span></text:p>
      <text:p text:style-name="P1"><text:span text:style-name="T5">[' '\n\t]+ s++; </text:span></text:p>
      <text:p text:style-name="P1"><text:span text:style-name="T5">%% </text:span></text:p>
      <text:p text:style-name="P1"><text:span text:style-name="T5">void main() </text:span></text:p>
      <text:p text:style-name="P1"><text:span text:style-name="T5">{ </text:span></text:p>
      <text:p text:style-name="P1"><text:span text:style-name="T5">FILE *fp=fopen("input4.txt","r"); </text:span></text:p>
      <text:p text:style-name="P1"><text:span text:style-name="T5">yyin=fp;<text:tab/> </text:span></text:p>
      <text:p text:style-name="P1"><text:span text:style-name="T5">yylex(); </text:span></text:p>
      <text:p text:style-name="P1"><text:span text:style-name="T5">{ printf("\nNo of lines= %d",l); } </text:span></text:p>
      <text:p text:style-name="P1"><text:span text:style-name="T5">{ printf("\nNo of space= %d",s); } </text:span></text:p>
      <text:p text:style-name="P1"><text:span text:style-name="T5">{ printf("\nNo of Words= %d",s+l);} </text:span></text:p>
      <text:p text:style-name="P1"><text:span text:style-name="T5">} </text:span></text:p>
      <text:p text:style-name="P1"><text:span text:style-name="T6"/></text:p>
      <text:p text:style-name="P1"><text:span text:style-name="T7">/* </text:span></text:p>
      <text:p text:style-name="P1"><text:span text:style-name="T7">INPUT FILE:<text:s text:c="3"/>input4.txt </text:span></text:p>
      <text:p text:style-name="P1"><text:span text:style-name="T8"/></text:p>
      <text:p text:style-name="P1"><text:span text:style-name="T9">I LOVE MY INDIA </text:span></text:p>
      <text:p text:style-name="P1"><text:span text:style-name="T9">I LIVE IN PUNE </text:span></text:p>
      <text:p text:style-name="P1"><text:span text:style-name="T10"/></text:p>
      <text:p text:style-name="P1"><text:span text:style-name="T11">OUTPUT: </text:span></text:p>
      <text:p text:style-name="P1"><text:span text:style-name="T12"/></text:p>
      <text:p text:style-name="P1"><text:span text:style-name="T13">ccompl04-27@ccompl0427:~/Desktop$ lex assg4.l </text:span></text:p>
      <text:p text:style-name="P1"><text:span text:style-name="T13">ccompl04-27@ccompl0427:~/Desktop$ cc lex.yy.c -ll </text:span></text:p>
      <text:p text:style-name="P1"><text:span text:style-name="T13">ccompl04-27@ccompl0427:~/Desktop$ ./a.out </text:span></text:p>
      <text:p text:style-name="P1"><text:span text:style-name="T14"/></text:p>
      <text:p text:style-name="P1"><text:span text:style-name="T15">No of lines= 2 </text:span></text:p>
      <text:p text:style-name="P1"><text:span text:style-name="T15">No of space= 6 </text:span></text:p>
      <text:p text:style-name="P1"><text:span text:style-name="T15">No of Words= 8 </text:span></text:p>
      <text:p text:style-name="P1"><text:span text:style-name="T15">*/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